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a829" officeooo:paragraph-rsid="001ca829"/>
    </style:style>
    <style:style style:name="P2" style:family="paragraph" style:parent-style-name="Standard">
      <style:text-properties officeooo:rsid="001ca829" officeooo:paragraph-rsid="001cf45e"/>
    </style:style>
    <style:style style:name="P3" style:family="paragraph" style:parent-style-name="Standard">
      <style:text-properties officeooo:rsid="001ca829" officeooo:paragraph-rsid="001d7f39"/>
    </style:style>
    <style:style style:name="P4" style:family="paragraph" style:parent-style-name="Standard">
      <style:text-properties officeooo:rsid="001ca829" officeooo:paragraph-rsid="001eb08b"/>
    </style:style>
    <style:style style:name="P5" style:family="paragraph" style:parent-style-name="Standard">
      <style:text-properties fo:font-size="20pt" officeooo:rsid="001d7f39" officeooo:paragraph-rsid="001d7f39" fo:background-color="transparent" style:font-size-asian="20pt" style:font-size-complex="20pt"/>
    </style:style>
    <style:style style:name="P6" style:family="paragraph" style:parent-style-name="Standard">
      <style:text-properties officeooo:rsid="001ca829" officeooo:paragraph-rsid="001cf45e" fo:background-color="transparent"/>
    </style:style>
    <style:style style:name="P7" style:family="paragraph" style:parent-style-name="Standard">
      <style:text-properties officeooo:rsid="001ca829" officeooo:paragraph-rsid="001d7f39" fo:background-color="transparent"/>
    </style:style>
    <style:style style:name="P8" style:family="paragraph" style:parent-style-name="Standard">
      <style:text-properties officeooo:rsid="001ca829" officeooo:paragraph-rsid="001ca829" fo:background-color="transparent"/>
    </style:style>
    <style:style style:name="P9" style:family="paragraph" style:parent-style-name="Standard">
      <style:text-properties officeooo:rsid="001cf45e" officeooo:paragraph-rsid="001cf45e" fo:background-color="transparent"/>
    </style:style>
    <style:style style:name="P10" style:family="paragraph" style:parent-style-name="Standard">
      <style:text-properties officeooo:rsid="001d7f39" officeooo:paragraph-rsid="001cf45e" fo:background-color="transparent"/>
    </style:style>
    <style:style style:name="P11" style:family="paragraph" style:parent-style-name="Standard">
      <style:text-properties fo:font-size="20pt" officeooo:rsid="001ca829" officeooo:paragraph-rsid="001ca829" style:font-size-asian="20pt" style:font-size-complex="20pt"/>
    </style:style>
    <style:style style:name="P12" style:family="paragraph" style:parent-style-name="Standard">
      <style:text-properties fo:font-size="20pt" officeooo:rsid="001ca829" officeooo:paragraph-rsid="0020cb37" style:font-size-asian="20pt" style:font-size-complex="20pt"/>
    </style:style>
    <style:style style:name="P13" style:family="paragraph" style:parent-style-name="Standard">
      <style:text-properties officeooo:rsid="001ca829" officeooo:paragraph-rsid="001cf45e"/>
    </style:style>
    <style:style style:name="P14" style:family="paragraph" style:parent-style-name="Standard">
      <style:text-properties officeooo:rsid="001ca829" officeooo:paragraph-rsid="001eb08b"/>
    </style:style>
    <style:style style:name="T1" style:family="text">
      <style:text-properties officeooo:rsid="001ca829"/>
    </style:style>
    <style:style style:name="T2" style:family="text">
      <style:text-properties officeooo:rsid="001cf45e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d7f39" fo:background-color="transparent" loext:char-shading-value="0"/>
    </style:style>
    <style:style style:name="T5" style:family="text">
      <style:text-properties officeooo:rsid="001d7f39"/>
    </style:style>
    <style:style style:name="T6" style:family="text">
      <style:text-properties officeooo:rsid="001eb08b"/>
    </style:style>
    <style:style style:name="T7" style:family="text">
      <style:text-properties officeooo:rsid="0020cb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7">Anforderungen i</text:span>n <text:span text:style-name="T6">der</text:span> ersten Version:</text:p>
      <text:p text:style-name="P11"/>
      <text:p text:style-name="P11">Preisberechnung</text:p>
      <text:p text:style-name="P8"/>
      <text:p text:style-name="P6"><text:span text:style-name="T2">Cola </text:span>Flaschengröße (Size) in Litern (Unit)</text:p>
      <text:p text:style-name="P6"/>
      <text:p text:style-name="P6">Pizza Durchmesser (Size) in cm (Unit)</text:p>
      <text:p text:style-name="P9">Pizza pro cm 0,5€</text:p>
      <text:p text:style-name="P6">Jedes Extra 0,5 €</text:p>
      <text:p text:style-name="P10"/>
      <text:p text:style-name="P5">Zeit<text:span text:style-name="T1">berechnung</text:span></text:p>
      <text:p text:style-name="P6"/>
      <text:p text:style-name="P7">Pizzabackzeit ist 10 min.</text:p>
      <text:p text:style-name="P3"><text:span text:style-name="T3">Pro Kilometer </text:span><text:span text:style-name="T4">+</text:span><text:span text:style-name="T3"> 2 min F</text:span>ahrzeit.</text:p>
      <text:p text:style-name="P3"><text:span text:style-name="T5">N</text:span>ur Kunden bi<text:span text:style-name="T5">s</text:span> 20 km.</text:p>
      <text:p text:style-name="P2"/>
      <text:p text:style-name="P2"/>
      <text:p text:style-name="P4">Kunden und Mitarbeiter in einer gemeinsamen Tabelle.</text:p>
      <text:p text:style-name="P4">Mitarbeiter durch Attribut gekennzeichnet.</text:p>
      <text:p text:style-name="P4"/>
      <text:p text:style-name="P4"/>
      <text:p text:style-name="P1">• Kategorien müssen noch nicht über eine Benutzerschnittstelle verwaltet werden können (sondern nur direkt im Datenbestand (Datenbank))</text:p>
      <text:p text:style-name="P1">• Kunden und Produkte müssen nicht gelöscht werden können</text:p>
      <text:p text:style-name="P1">• Ein sicheres Login-Verfahren mit Passwort ist nicht notwendig: Kunden und Mitarbeiter wählen aus einer Drop-Down-Liste aus, in welcher Rolle sie gerade arbeiten. Ein Mitarbeiter mit Namen Padrone soll standardmäßig eingerichtet sein.</text:p>
      <text:p text:style-name="P1">• Pro Bestellung kann nur ein Produkt bestellt werden (dieses aber in größerer Anzahl)</text:p>
      <text:p text:style-name="P1">• Die Lieferzeitberechnung ist noch nicht notwendig</text:p>
      <text:p text:style-name="P1">• Ein Status der Bestellung muss noch nicht mitgeführt werden (z.B. bestellt, in Lieferung, ausgeliefert, storniert)</text:p>
      <text:p text:style-name="P1">• nur wenige, einfache Auswertun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30S</meta:editing-duration>
    <meta:editing-cycles>6</meta:editing-cycles>
    <meta:generator>LibreOffice/5.0.6.3$Windows_x86 LibreOffice_project/490fc03b25318460cfc54456516ea2519c11d1aa</meta:generator>
    <dc:date>2016-11-24T14:25:40.539000000</dc:date>
    <meta:document-statistic meta:table-count="0" meta:image-count="0" meta:object-count="0" meta:page-count="1" meta:paragraph-count="19" meta:word-count="153" meta:character-count="1064" meta:non-whitespace-character-count="930"/>
    <meta:user-defined meta:name="Info 1"/>
    <meta:user-defined meta:name="Info 2"/>
    <meta:user-defined meta:name="Info 3"/>
    <meta:user-defined meta:name="Info 4"/>
  </office:meta>
</office:document-meta>
</file>